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2d8d" officeooo:paragraph-rsid="001e2d8d"/>
    </style:style>
    <style:style style:name="P2" style:family="paragraph" style:parent-style-name="Standard">
      <style:text-properties officeooo:rsid="001e2d8d" officeooo:paragraph-rsid="001fcd42"/>
    </style:style>
    <style:style style:name="P3" style:family="paragraph" style:parent-style-name="Standard">
      <style:text-properties fo:font-weight="bold" officeooo:rsid="001e2d8d" officeooo:paragraph-rsid="001e2d8d" style:font-weight-asian="bold" style:font-weight-complex="bold"/>
    </style:style>
    <style:style style:name="P4" style:family="paragraph" style:parent-style-name="Standard">
      <style:text-properties fo:font-weight="bold" officeooo:rsid="001e2d8d" officeooo:paragraph-rsid="001fcd42"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e2d8d" officeooo:paragraph-rsid="001e2d8d" style:font-weight-asian="bold" style:font-weight-complex="bold"/>
    </style:style>
    <style:style style:name="P6" style:family="paragraph" style:parent-style-name="Standard">
      <style:text-properties officeooo:rsid="00296a39" officeooo:paragraph-rsid="00296a39"/>
    </style:style>
    <style:style style:name="P7" style:family="paragraph" style:parent-style-name="Standard">
      <style:paragraph-properties>
        <style:tab-stops>
          <style:tab-stop style:position="6.3634in"/>
        </style:tab-stops>
      </style:paragraph-properties>
      <style:text-properties style:text-underline-style="solid" style:text-underline-width="auto" style:text-underline-color="font-color" fo:font-weight="bold" officeooo:rsid="001e2d8d" officeooo:paragraph-rsid="001e2d8d" style:font-weight-asian="bold" style:font-weight-complex="bold"/>
    </style:style>
    <style:style style:name="P8" style:family="paragraph" style:parent-style-name="Standard">
      <style:text-properties officeooo:rsid="00296a39" officeooo:paragraph-rsid="00296a39"/>
    </style:style>
    <style:style style:name="P9" style:family="paragraph" style:parent-style-name="Standard">
      <style:text-properties officeooo:rsid="001e2d8d" officeooo:paragraph-rsid="001e2d8d"/>
    </style:style>
    <style:style style:name="P10" style:family="paragraph" style:parent-style-name="Standard">
      <style:text-properties officeooo:rsid="002cde2d" officeooo:paragraph-rsid="002cde2d"/>
    </style:style>
    <style:style style:name="P11" style:family="paragraph" style:parent-style-name="Standard">
      <style:text-properties fo:font-weight="bold" officeooo:rsid="001e2d8d" officeooo:paragraph-rsid="00326430" style:font-weight-asian="bold" style:font-weight-complex="bold"/>
    </style:style>
    <style:style style:name="P12" style:family="paragraph" style:parent-style-name="Header">
      <style:paragraph-properties fo:text-align="end" style:justify-single-word="false"/>
      <style:text-properties officeooo:rsid="002c3bb9" officeooo:paragraph-rsid="002c3bb9"/>
    </style:style>
    <style:style style:name="T1" style:family="text">
      <style:text-properties officeooo:rsid="001fd607"/>
    </style:style>
    <style:style style:name="T2" style:family="text">
      <style:text-properties officeooo:rsid="002cde2d"/>
    </style:style>
    <style:style style:name="T3" style:family="text">
      <style:text-properties officeooo:rsid="002ffc52"/>
    </style:style>
    <style:style style:name="T4" style:family="text">
      <style:text-properties officeooo:rsid="003264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art (a) </text:p>
      <text:p text:style-name="P3"/>
      <text:p text:style-name="P3">global invariant: </text:p>
      <text:p text:style-name="P1">for all philosophers, if philo[i] is eating, philo[i-1] and philo[i+1] are not </text:p>
      <text:p text:style-name="P1"/>
      <text:p text:style-name="P3">Course-grained Solution: </text:p>
      <text:p text:style-name="P1">##################################################</text:p>
      <text:p text:style-name="P1">boolean eating[n] </text:p>
      <text:p text:style-name="P1"/>
      <text:p text:style-name="P1">process Philo[i=0 to n] </text:p>
      <text:p text:style-name="P1"><text:tab/>loop </text:p>
      <text:p text:style-name="P1"><text:tab/><text:tab/>&lt;await (!eating[i-1] and !eating[i+1]) getForks();&gt; </text:p>
      <text:p text:style-name="P1"><text:tab/><text:tab/>eat(); </text:p>
      <text:p text:style-name="P1"><text:tab/><text:tab/>&lt;releaseForks();&gt; </text:p>
      <text:p text:style-name="P1"><text:tab/>end loop; </text:p>
      <text:p text:style-name="P1">end ; </text:p>
      <text:p text:style-name="P1">##################################################</text:p>
      <text:p text:style-name="P11">fine-grained Solution <text:span text:style-name="T4">explanation</text:span>: </text:p>
      <text:p text:style-name="P1"/>
      <text:p text:style-name="P1"/>
      <text:p text:style-name="P1"/>
      <text:p text:style-name="P1"/>
      <text:p text:style-name="P5">Part (b) </text:p>
      <text:p text:style-name="P1"/>
      <text:p text:style-name="P3">global invariant: </text:p>
      <text:p text:style-name="P1">for all philosophers[i], if philo[i] is eating, philo[i-1] and philo[i+1] are not.</text:p>
      <text:p text:style-name="P1"/>
      <text:p text:style-name="P4">Course-grained Solution: </text:p>
      <text:p text:style-name="P2">##################################################</text:p>
      <text:p text:style-name="P1">boolean eating[n]; </text:p>
      <text:p text:style-name="P1"/>
      <text:p text:style-name="P1">process Philo[i=0 to n] </text:p>
      <text:p text:style-name="P1"><text:tab/>loop </text:p>
      <text:p text:style-name="P1"><text:tab/><text:tab/>&lt;await (!eating[i-1] and !eating[i+1]) getForks();&gt;</text:p>
      <text:p text:style-name="P1"><text:tab/><text:tab/>eat(); </text:p>
      <text:p text:style-name="P1"><text:tab/><text:tab/>&lt;releaseForks();&gt; </text:p>
      <text:p text:style-name="P1"><text:tab/>end loop </text:p>
      <text:p text:style-name="P1">end </text:p>
      <text:p text:style-name="P2">##################################################</text:p>
      <text:p text:style-name="P1"/>
      <text:p text:style-name="P3">fine-grained Solution <text:span text:style-name="T4">explanation</text:span>: </text:p>
      <text:p text:style-name="P3"/>
      <text:p text:style-name="P1"><text:span text:style-name="T2">A FIFO queue has </text:span>been added for this <text:span text:style-name="T1">implementation. Now when a philosopher must delay to eat they enter a queue. Every time the eating state of a philosopher changes the baton is passed to the first </text:span><text:soft-page-break/><text:span text:style-name="T1">philosopher in the queue, if they can eat they will, if not they will release the baton and stay first in the queue. If no one is in the queue they will release the baton. Once a philosopher has entered the queue they are guaranteed to eat. As they will be given a chance to after every state change.</text:span></text:p>
      <text:p text:style-name="P1"/>
      <text:p text:style-name="P1"/>
      <text:p text:style-name="P10">Proof:</text:p>
      <text:p text:style-name="P10"/>
      <text:p text:style-name="P10">say n wants to eat and cant. n is now in the queue, since n could not eat n+1 or n-1 must have been eating. If n+1 was eating and finishes, before it states that to the group, it will ask n if it can eat. If it can it will. If it can't it'll stay right in the queue. </text:p>
      <text:p text:style-name="P10">Say it can't, so n-1 must have also been eating. Now n-1 finishes, and asks n if it wants to eat. The only way n could not it would be if n+1 has gotten it's fork back. Now the question is, could n+1 have gotten the fork back? For this to happen n+2 would have to have finished eating, ask n if he can eat, which would be no, and set down it's fork<text:span text:style-name="T3">. Now n+1 goes to eat, hits no delay, and eats.</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c3bb9" officeooo:paragraph-rsid="002c3bb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ogan Sims</text:p>
        <text:p text:style-name="MP1">CSCI 322 </text:p>
        <text:p text:style-name="MP1">HW04</text:p>
        <text:p text:style-name="MP1">2/23/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14:17:19.462977810</meta:creation-date>
    <dc:date>2015-02-24T01:37:09.835648798</dc:date>
    <meta:editing-duration>PT1H1M6S</meta:editing-duration>
    <meta:editing-cycles>20</meta:editing-cycles>
    <meta:generator>LibreOffice/4.2.7.2$Linux_X86_64 LibreOffice_project/420m0$Build-2</meta:generator>
    <meta:document-statistic meta:table-count="0" meta:image-count="0" meta:object-count="0" meta:page-count="2" meta:paragraph-count="38" meta:word-count="328" meta:character-count="2028" meta:non-whitespace-character-count="1696"/>
  </office:meta>
</office:document-meta>
</file>